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orphans="1"/>
    </style:style>
    <style:style style:name="P2" style:family="paragraph" style:parent-style-name="Horizontal_20_Line">
      <style:paragraph-properties fo:orphans="1"/>
    </style:style>
    <style:style style:name="P3" style:family="paragraph" style:parent-style-name="Preformatted_20_Text">
      <style:paragraph-properties fo:margin-left="0cm" fo:margin-right="0cm" fo:orphans="1" fo:text-indent="0cm" style:auto-text-indent="false"/>
    </style:style>
    <style:style style:name="P4" style:family="paragraph" style:parent-style-name="Preformatted_20_Text">
      <style:paragraph-properties fo:orphans="1"/>
    </style:style>
    <style:style style:name="P5" style:family="paragraph" style:parent-style-name="Preformatted_20_Text">
      <style:paragraph-properties fo:margin-top="0cm" fo:margin-bottom="0.499cm" style:contextual-spacing="false" fo:orphans="1"/>
    </style:style>
    <style:style style:name="P6" style:family="paragraph" style:parent-style-name="Standard">
      <style:paragraph-properties fo:margin-left="0cm" fo:margin-right="0cm" fo:orphans="1" fo:text-indent="0cm" style:auto-text-indent="false"/>
    </style:style>
    <style:style style:name="P7" style:family="paragraph" style:parent-style-name="Standard">
      <style:paragraph-properties fo:orphans="1"/>
    </style:style>
    <style:style style:name="P8" style:family="paragraph" style:parent-style-name="Text_20_body">
      <style:paragraph-properties fo:margin-left="0cm" fo:margin-right="0cm" fo:orphans="1" fo:text-indent="0cm" style:auto-text-indent="false"/>
    </style:style>
    <style:style style:name="P9" style:family="paragraph" style:parent-style-name="Text_20_body">
      <style:paragraph-properties fo:orphans="1"/>
    </style:style>
    <style:style style:name="P10" style:family="paragraph" style:parent-style-name="Text_20_body" style:list-style-name="L1">
      <style:paragraph-properties fo:margin-top="0cm" fo:margin-bottom="0cm" style:contextual-spacing="false" fo:orphans="1"/>
    </style:style>
    <style:style style:name="P11" style:family="paragraph" style:parent-style-name="Text_20_body" style:list-style-name="L1">
      <style:paragraph-properties fo:orphans="1"/>
    </style:style>
    <style:style style:name="P12" style:family="paragraph" style:parent-style-name="Text_20_body" style:list-style-name="L2">
      <style:paragraph-properties fo:margin-top="0cm" fo:margin-bottom="0cm" style:contextual-spacing="false" fo:orphans="1"/>
    </style:style>
    <style:style style:name="P13" style:family="paragraph" style:parent-style-name="Text_20_body" style:list-style-name="L2">
      <style:paragraph-properties fo:orphans="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jango: Vue, Formulaire et Template pour gérer les prix des articles</text:p>
      <text:section text:style-name="Sect1" text:name="4d5ca5b8-b8ad-4c4f-82a4-a65b52d71f1d">
        <text:p text:style-name="P6">une classe Django nommée Article comporte un attribut prix. construire une vue, form et template pour afficher les Article en tableau et permettre de remplir le prix puis soumettre en un clic.</text:p>
        <text:p text:style-name="P7">08:32</text:p>
      </text:section>
      <text:section text:style-name="Sect1" text:name="2e7ec8fb-988a-48ad-bd5d-b1b0d9ed0cc6">
        <text:p text:style-name="P8">Voici une implémentation complète pour une application Django qui permet d'afficher les articles dans un tableau, de modifier leur prix via un formulaire, et de soumettre les modifications en un clic.</text:p>
        <text:p text:style-name="P2"/>
        <text:h text:style-name="P1" text:outline-level="3">1. Modèle <text:span text:style-name="Source_20_Text">Article</text:span> (déjà existant)</text:h>
        <text:p text:style-name="P9">Supposons que votre modèle <text:span text:style-name="Source_20_Text">Article</text:span> ressemble à ceci dans <text:span text:style-name="Source_20_Text">models.py</text:span> :</text:p>
        <text:p text:style-name="P3">python</text:p>
        <text:p text:style-name="P4">Copier</text:p>
        <text:p text:style-name="P3"><text:span text:style-name="Source_20_Text">from django.db import models</text:span></text:p>
        <text:p text:style-name="P4"/>
        <text:p text:style-name="P4"><text:span text:style-name="Source_20_Text">class Article(models.Model):</text:span></text:p>
        <text:p text:style-name="P4"><text:span text:style-name="Source_20_Text"><text:s text:c="4"/>nom = models.CharField(max_length=100)</text:span></text:p>
        <text:p text:style-name="P4"><text:span text:style-name="Source_20_Text"><text:s text:c="4"/>prix = models.DecimalField(max_digits=10, decimal_places=2)</text:span></text:p>
        <text:p text:style-name="P4"><text:span text:style-name="Source_20_Text"><text:s text:c="4"/># autres champs si nécessaire</text:span></text:p>
        <text:p text:style-name="P4"/>
        <text:p text:style-name="P4"><text:span text:style-name="Source_20_Text"><text:s text:c="4"/>def __str__(self):</text:span></text:p>
        <text:p text:style-name="P5"><text:span text:style-name="Source_20_Text"><text:s text:c="8"/>return self.nom</text:span></text:p>
        <text:p text:style-name="P2"/>
        <text:h text:style-name="P1" text:outline-level="3">2. Formulaire pour le prix</text:h>
        <text:p text:style-name="P9">Créez un fichier <text:span text:style-name="Source_20_Text">forms.py</text:span> dans votre application :</text:p>
        <text:p text:style-name="P3">python</text:p>
        <text:p text:style-name="P4">Copier</text:p>
        <text:p text:style-name="P3"><text:span text:style-name="Source_20_Text">from django import forms</text:span></text:p>
        <text:p text:style-name="P4"><text:span text:style-name="Source_20_Text">from .models import Article</text:span></text:p>
        <text:p text:style-name="P4"/>
        <text:p text:style-name="P4"><text:span text:style-name="Source_20_Text">class ArticlePrixForm(forms.ModelForm):</text:span></text:p>
        <text:p text:style-name="P4"><text:span text:style-name="Source_20_Text"><text:s text:c="4"/>class Meta:</text:span></text:p>
        <text:p text:style-name="P4"><text:span text:style-name="Source_20_Text"><text:s text:c="8"/>model = Article</text:span></text:p>
        <text:p text:style-name="P5"><text:span text:style-name="Source_20_Text"><text:s text:c="8"/>fields = ['prix']</text:span></text:p>
        <text:p text:style-name="P2"/>
        <text:h text:style-name="P1" text:outline-level="3">3. Vue pour afficher et traiter les articles</text:h>
        <text:p text:style-name="P9">Dans <text:span text:style-name="Source_20_Text">views.py</text:span> :</text:p>
        <text:p text:style-name="P3">python</text:p>
        <text:p text:style-name="P4">Copier</text:p>
        <text:p text:style-name="P3"><text:span text:style-name="Source_20_Text">from django.shortcuts import render, redirect</text:span></text:p>
        <text:p text:style-name="P4"><text:span text:style-name="Source_20_Text">from .models import Article</text:span></text:p>
        <text:p text:style-name="P4"><text:span text:style-name="Source_20_Text">from .forms import ArticlePrixForm</text:span></text:p>
        <text:p text:style-name="P4"/>
        <text:p text:style-name="P4"><text:span text:style-name="Source_20_Text">def liste_articles(request):</text:span></text:p>
        <text:p text:style-name="P4"><text:span text:style-name="Source_20_Text"><text:s text:c="4"/>articles = Article.objects.all()</text:span></text:p>
        <text:p text:style-name="P4"><text:span text:style-name="Source_20_Text"><text:s text:c="4"/>if request.method == 'POST':</text:span></text:p>
        <text:p text:style-name="P4"><text:span text:style-name="Source_20_Text"><text:s text:c="8"/>for article in articles:</text:span></text:p>
        <text:p text:style-name="P4"><text:span text:style-name="Source_20_Text"><text:s text:c="12"/>form = ArticlePrixForm(request.POST, prefix=f"article_{article.id}", instance=article)</text:span></text:p>
        <text:p text:style-name="P4"><text:soft-page-break/><text:span text:style-name="Source_20_Text"><text:s text:c="12"/>if form.is_valid():</text:span></text:p>
        <text:p text:style-name="P4"><text:span text:style-name="Source_20_Text"><text:s text:c="16"/>form.save()</text:span></text:p>
        <text:p text:style-name="P4"><text:span text:style-name="Source_20_Text"><text:s text:c="8"/>return redirect('liste_articles') <text:s/># Remplacez par le nom de votre URL</text:span></text:p>
        <text:p text:style-name="P4"/>
        <text:p text:style-name="P4"><text:span text:style-name="Source_20_Text"><text:s text:c="4"/>else:</text:span></text:p>
        <text:p text:style-name="P4"><text:span text:style-name="Source_20_Text"><text:s text:c="8"/>forms = [ArticlePrixForm(prefix=f"article_{article.id}", instance=article) for article in articles]</text:span></text:p>
        <text:p text:style-name="P4"/>
        <text:p text:style-name="P5"><text:span text:style-name="Source_20_Text"><text:s text:c="4"/>return render(request, 'articles/liste_articles.html', {'articles': articles, 'forms': forms})</text:span></text:p>
        <text:p text:style-name="P2"/>
        <text:h text:style-name="P1" text:outline-level="3">4. Template pour afficher le tableau et le formulaire</text:h>
        <text:p text:style-name="P9">Créez un fichier <text:span text:style-name="Source_20_Text">liste_articles.html</text:span> dans <text:span text:style-name="Source_20_Text">templates/articles/</text:span> :</text:p>
        <text:p text:style-name="P3">html</text:p>
        <text:p text:style-name="P4">Copier</text:p>
        <text:p text:style-name="P3"><text:span text:style-name="Source_20_Text">&lt;!DOCTYPE html&gt;</text:span></text:p>
        <text:p text:style-name="P4"><text:span text:style-name="Source_20_Text">&lt;html&gt;</text:span></text:p>
        <text:p text:style-name="P4"><text:span text:style-name="Source_20_Text">&lt;head&gt;</text:span></text:p>
        <text:p text:style-name="P4"><text:span text:style-name="Source_20_Text"><text:s text:c="4"/>&lt;title&gt;Liste des Articles&lt;/title&gt;</text:span></text:p>
        <text:p text:style-name="P4"><text:span text:style-name="Source_20_Text">&lt;/head&gt;</text:span></text:p>
        <text:p text:style-name="P4"><text:span text:style-name="Source_20_Text">&lt;body&gt;</text:span></text:p>
        <text:p text:style-name="P4"><text:span text:style-name="Source_20_Text"><text:s text:c="4"/>&lt;h1&gt;Liste des Articles&lt;/h1&gt;</text:span></text:p>
        <text:p text:style-name="P4"><text:span text:style-name="Source_20_Text"><text:s text:c="4"/>&lt;form method="post"&gt;</text:span></text:p>
        <text:p text:style-name="P4"><text:span text:style-name="Source_20_Text"><text:s text:c="8"/>{% csrf_token %}</text:span></text:p>
        <text:p text:style-name="P4"><text:span text:style-name="Source_20_Text"><text:s text:c="8"/>&lt;table border="1"&gt;</text:span></text:p>
        <text:p text:style-name="P4"><text:span text:style-name="Source_20_Text"><text:s text:c="12"/>&lt;thead&gt;</text:span></text:p>
        <text:p text:style-name="P4"><text:span text:style-name="Source_20_Text"><text:s text:c="16"/>&lt;tr&gt;</text:span></text:p>
        <text:p text:style-name="P4"><text:span text:style-name="Source_20_Text"><text:s text:c="20"/>&lt;th&gt;Nom&lt;/th&gt;</text:span></text:p>
        <text:p text:style-name="P4"><text:span text:style-name="Source_20_Text"><text:s text:c="20"/>&lt;th&gt;Prix&lt;/th&gt;</text:span></text:p>
        <text:p text:style-name="P4"><text:span text:style-name="Source_20_Text"><text:s text:c="16"/>&lt;/tr&gt;</text:span></text:p>
        <text:p text:style-name="P4"><text:span text:style-name="Source_20_Text"><text:s text:c="12"/>&lt;/thead&gt;</text:span></text:p>
        <text:p text:style-name="P4"><text:span text:style-name="Source_20_Text"><text:s text:c="12"/>&lt;tbody&gt;</text:span></text:p>
        <text:p text:style-name="P4"><text:span text:style-name="Source_20_Text"><text:s text:c="16"/>{% for article, form in articles|zip:forms %}</text:span></text:p>
        <text:p text:style-name="P4"><text:span text:style-name="Source_20_Text"><text:s text:c="16"/>&lt;tr&gt;</text:span></text:p>
        <text:p text:style-name="P4"><text:span text:style-name="Source_20_Text"><text:s text:c="20"/>&lt;td&gt;{{ article.nom }}&lt;/td&gt;</text:span></text:p>
        <text:p text:style-name="P4"><text:span text:style-name="Source_20_Text"><text:s text:c="20"/>&lt;td&gt;</text:span></text:p>
        <text:p text:style-name="P4"><text:span text:style-name="Source_20_Text"><text:s text:c="24"/>{{ form.prix }}</text:span></text:p>
        <text:p text:style-name="P4"><text:span text:style-name="Source_20_Text"><text:s text:c="24"/>&lt;input type="hidden" name="article_{{ article.id }}-id" value="{{ article.id }}"&gt;</text:span></text:p>
        <text:p text:style-name="P4"><text:span text:style-name="Source_20_Text"><text:s text:c="20"/>&lt;/td&gt;</text:span></text:p>
        <text:p text:style-name="P4"><text:span text:style-name="Source_20_Text"><text:s text:c="16"/>&lt;/tr&gt;</text:span></text:p>
        <text:p text:style-name="P4"><text:span text:style-name="Source_20_Text"><text:s text:c="16"/>{% endfor %}</text:span></text:p>
        <text:p text:style-name="P4"><text:span text:style-name="Source_20_Text"><text:s text:c="12"/>&lt;/tbody&gt;</text:span></text:p>
        <text:p text:style-name="P4"><text:span text:style-name="Source_20_Text"><text:s text:c="8"/>&lt;/table&gt;</text:span></text:p>
        <text:p text:style-name="P4"><text:span text:style-name="Source_20_Text"><text:s text:c="8"/>&lt;button type="submit"&gt;Enregistrer les prix&lt;/button&gt;</text:span></text:p>
        <text:p text:style-name="P4"><text:span text:style-name="Source_20_Text"><text:s text:c="4"/>&lt;/form&gt;</text:span></text:p>
        <text:p text:style-name="P4"><text:span text:style-name="Source_20_Text">&lt;/body&gt;</text:span></text:p>
        <text:p text:style-name="P5"><text:span text:style-name="Source_20_Text">&lt;/html&gt;</text:span></text:p>
        <text:p text:style-name="P2"/>
        <text:h text:style-name="P1" text:outline-level="3">5. Configuration des URLs</text:h>
        <text:p text:style-name="P9">Dans <text:span text:style-name="Source_20_Text">urls.py</text:span> de votre application :</text:p>
        <text:p text:style-name="P3">python</text:p>
        <text:p text:style-name="P4">Copier</text:p>
        <text:p text:style-name="P3"><text:span text:style-name="Source_20_Text">from django.urls import path</text:span></text:p>
        <text:p text:style-name="P4"><text:soft-page-break/><text:span text:style-name="Source_20_Text">from .views import liste_articles</text:span></text:p>
        <text:p text:style-name="P4"/>
        <text:p text:style-name="P4"><text:span text:style-name="Source_20_Text">urlpatterns = [</text:span></text:p>
        <text:p text:style-name="P4"><text:span text:style-name="Source_20_Text"><text:s text:c="4"/>path('articles/', liste_articles, name='liste_articles'),</text:span></text:p>
        <text:p text:style-name="P5"><text:span text:style-name="Source_20_Text">]</text:span></text:p>
        <text:p text:style-name="P2"/>
        <text:h text:style-name="P1" text:outline-level="3">6. Explications</text:h>
        <text:list text:style-name="L1">
          <text:list-item>
            <text:p text:style-name="P10"><text:span text:style-name="Strong_20_Emphasis">Modèle</text:span> : Le modèle <text:span text:style-name="Source_20_Text">Article</text:span> contient un champ <text:span text:style-name="Source_20_Text">prix</text:span>. </text:p>
          </text:list-item>
          <text:list-item>
            <text:p text:style-name="P10"><text:span text:style-name="Strong_20_Emphasis">Formulaire</text:span> : <text:span text:style-name="Source_20_Text">ArticlePrixForm</text:span> permet de modifier uniquement le champ <text:span text:style-name="Source_20_Text">prix</text:span>. </text:p>
          </text:list-item>
          <text:list-item>
            <text:p text:style-name="P10"><text:span text:style-name="Strong_20_Emphasis">Vue</text:span> : La vue <text:span text:style-name="Source_20_Text">liste_articles</text:span> récupère tous les articles, génère un formulaire par article, et traite les soumissions. </text:p>
          </text:list-item>
          <text:list-item>
            <text:p text:style-name="P11"><text:span text:style-name="Strong_20_Emphasis">Template</text:span> : Affiche un tableau avec un champ de formulaire pour chaque prix. Les modifications sont soumises en un clic via le bouton "Enregistrer les prix". </text:p>
          </text:list-item>
        </text:list>
        <text:p text:style-name="P2"/>
        <text:h text:style-name="P1" text:outline-level="3">7. Points à vérifier</text:h>
        <text:list text:style-name="L2">
          <text:list-item>
            <text:p text:style-name="P12">Assurez-vous que votre application est incluse dans <text:span text:style-name="Source_20_Text">INSTALLED_APPS</text:span> dans <text:span text:style-name="Source_20_Text">settings.py</text:span>. </text:p>
          </text:list-item>
          <text:list-item>
            <text:p text:style-name="P12">Vérifiez que vos templates sont dans le bon répertoire (<text:span text:style-name="Source_20_Text">templates/articles/</text:span>). </text:p>
          </text:list-item>
          <text:list-item>
            <text:p text:style-name="P13">Adaptez les noms d'URLs et les redirections selon votre configuration.</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H"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0T08:34:28.188842469</meta:creation-date>
    <dc:date>2026-03-20T08:35:36.394829596</dc:date>
    <meta:editing-duration>PT1M9S</meta:editing-duration>
    <meta:editing-cycles>1</meta:editing-cycles>
    <meta:document-statistic meta:table-count="0" meta:image-count="0" meta:object-count="0" meta:page-count="3" meta:paragraph-count="97" meta:word-count="435" meta:character-count="3656" meta:non-whitespace-character-count="2850"/>
    <meta:generator>LibreOffice/24.2.7.2$Linux_X86_64 LibreOffice_project/420$Build-2</meta:generator>
  </office:meta>
</office:document-meta>
</file>